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9-07-25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9-04-26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9-01-23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8-10-30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8-07-2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8-04-12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8-03-0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7-10-27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7-07-13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7-05-23 0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7-02-08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6-10-04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6-07-1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6-04-05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6-01-07 0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5-10-14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5-07-15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5-04-15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5-01-14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4-10-08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4-09-09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4-08-13 0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4-07-16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4-06-10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4-05-13 2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4-04-10 0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4-01-08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3-10-16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3-07-10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3-04-24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3-01-09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2-10-03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2-07-18 0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2-04-25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2-01-11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1-10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1-07-07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1-04-0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1-01-12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0-12-08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0-10-13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0-09-14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0-08-19 0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0-07-21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0-06-29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0-06-02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0-04-21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10-01-13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9-10-07 2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9-07-30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9-04-2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9-01-14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8-10-09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8-07-16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8-04-16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8-01-09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7-10-18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7-07-11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7-04-11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7-01-24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6-10-11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6-07-12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6-04-05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6-01-11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5-10-12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5-07-07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5-04-13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5-01-13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4-10-08 0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4-07-21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4-04-22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4-01-14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3-10-23 0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3-07-15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3-04-15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3-01-15 2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2-10-15 0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2-07-17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2-04-1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2-01-16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1-09-17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1-07-17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1-05-09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1-03-07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1-01-10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0-11-15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0-09-13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0-06-28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0-05-10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0-03-0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2000-01-1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1999-10-26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1999-09-1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1999-08-11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1999-07-14 0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1999-06-10 0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1999-05-13 0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1999-04-05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1999-03-1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1999-02-12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1999-01-14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1998-12-1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1998-06-03 0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408121311301</text:p>
          </table:table-cell>
          <table:table-cell office:value-type="string" calcext:value-type="string">
            <text:p>1994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56" meta:object-count="0"/>
    <meta:user-defined meta:name="AppVersion">3.0</meta:user-defined>
  </office:meta>
</office:document-meta>
</file>